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004in" svg:height="0.1866in" svg:x="0.889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0004in" svg:height="0.1866in" svg:x="0.889in" svg:y="0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3.3335in" svg:height="2.478in" svg:x="0.878in" svg:y="0.9094in">
            <draw:object draw:notify-on-update-of-ranges="Sheet1.A2:Sheet1.P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3.3441in" svg:height="2.6346in" svg:x="0.8457in" svg:y="3.4083in">
            <draw:object draw:notify-on-update-of-ranges="Sheet1.A3:Sheet1.P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3.3441in" svg:height="2.7075in" svg:x="0.8673in" svg:y="6.0638in">
            <draw:object draw:notify-on-update-of-ranges="Sheet1.A4:Sheet1.P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.6678" calcext:value-type="float">
            <text:p>20.6678</text:p>
          </table:table-cell>
          <table:table-cell office:value-type="float" office:value="10.1844" calcext:value-type="float">
            <text:p>10.1844</text:p>
          </table:table-cell>
          <table:table-cell office:value-type="float" office:value="7.77971" calcext:value-type="float">
            <text:p>7.77971</text:p>
          </table:table-cell>
          <table:table-cell office:value-type="float" office:value="5.31817" calcext:value-type="float">
            <text:p>5.31817</text:p>
          </table:table-cell>
          <table:table-cell office:value-type="float" office:value="4.62314" calcext:value-type="float">
            <text:p>4.62314</text:p>
          </table:table-cell>
          <table:table-cell office:value-type="float" office:value="4.30453" calcext:value-type="float">
            <text:p>4.30453</text:p>
          </table:table-cell>
          <table:table-cell office:value-type="float" office:value="6.3756" calcext:value-type="float">
            <text:p>6.3756</text:p>
          </table:table-cell>
          <table:table-cell office:value-type="float" office:value="5.67557" calcext:value-type="float">
            <text:p>5.67557</text:p>
          </table:table-cell>
          <table:table-cell office:value-type="float" office:value="5.09909" calcext:value-type="float">
            <text:p>5.09909</text:p>
          </table:table-cell>
          <table:table-cell office:value-type="float" office:value="4.75037" calcext:value-type="float">
            <text:p>4.75037</text:p>
          </table:table-cell>
          <table:table-cell office:value-type="float" office:value="4.5325" calcext:value-type="float">
            <text:p>4.5325</text:p>
          </table:table-cell>
          <table:table-cell office:value-type="float" office:value="4.38507" calcext:value-type="float">
            <text:p>4.38507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99565" calcext:value-type="float">
            <text:p>5.99565</text:p>
          </table:table-cell>
          <table:table-cell office:value-type="float" office:value="5.91845" calcext:value-type="float">
            <text:p>5.91845</text:p>
          </table:table-cell>
          <table:table-cell office:value-type="float" office:value="5.68869" calcext:value-type="float">
            <text:p>5.68869</text:p>
          </table:table-cell>
        </table:table-row>
        <table:table-row table:style-name="ro1">
          <table:table-cell table:formula="of:=[.$A$2]/[.A2]" office:value-type="float" office:value="1" calcext:value-type="float">
            <text:p>1</text:p>
          </table:table-cell>
          <table:table-cell table:formula="of:=[.$A$2]/[.B2]" office:value-type="float" office:value="2.0293586269196" calcext:value-type="float">
            <text:p>2.0293586269196</text:p>
          </table:table-cell>
          <table:table-cell table:formula="of:=[.$A$2]/[.C2]" office:value-type="float" office:value="2.65662858898339" calcext:value-type="float">
            <text:p>2.65662858898339</text:p>
          </table:table-cell>
          <table:table-cell table:formula="of:=[.$A$2]/[.D2]" office:value-type="float" office:value="3.88626162758994" calcext:value-type="float">
            <text:p>3.88626162758994</text:p>
          </table:table-cell>
          <table:table-cell table:formula="of:=[.$A$2]/[.E2]" office:value-type="float" office:value="4.47051138403769" calcext:value-type="float">
            <text:p>4.47051138403769</text:p>
          </table:table-cell>
          <table:table-cell table:formula="of:=[.$A$2]/[.F2]" office:value-type="float" office:value="4.80140688995082" calcext:value-type="float">
            <text:p>4.80140688995082</text:p>
          </table:table-cell>
          <table:table-cell table:formula="of:=[.$A$2]/[.G2]" office:value-type="float" office:value="3.24170274170274" calcext:value-type="float">
            <text:p>3.24170274170274</text:p>
          </table:table-cell>
          <table:table-cell table:formula="of:=[.$A$2]/[.H2]" office:value-type="float" office:value="3.6415373257664" calcext:value-type="float">
            <text:p>3.6415373257664</text:p>
          </table:table-cell>
          <table:table-cell table:formula="of:=[.$A$2]/[.I2]" office:value-type="float" office:value="4.05323302785399" calcext:value-type="float">
            <text:p>4.05323302785399</text:p>
          </table:table-cell>
          <table:table-cell table:formula="of:=[.$A$2]/[.J2]" office:value-type="float" office:value="4.35077688685302" calcext:value-type="float">
            <text:p>4.35077688685302</text:p>
          </table:table-cell>
          <table:table-cell table:formula="of:=[.$A$2]/[.K2]" office:value-type="float" office:value="4.55991174848318" calcext:value-type="float">
            <text:p>4.55991174848318</text:p>
          </table:table-cell>
          <table:table-cell table:formula="of:=[.$A$2]/[.L2]" office:value-type="float" office:value="4.71322008542623" calcext:value-type="float">
            <text:p>4.71322008542623</text:p>
          </table:table-cell>
          <table:table-cell table:formula="of:=[.$A$2]/[.M2]" office:value-type="float" office:value="3.65586300463621" calcext:value-type="float">
            <text:p>3.65586300463621</text:p>
          </table:table-cell>
          <table:table-cell table:formula="of:=[.$A$2]/[.N2]" office:value-type="float" office:value="3.44713250439902" calcext:value-type="float">
            <text:p>3.44713250439902</text:p>
          </table:table-cell>
          <table:table-cell table:formula="of:=[.$A$2]/[.O2]" office:value-type="float" office:value="3.49209674830403" calcext:value-type="float">
            <text:p>3.49209674830403</text:p>
          </table:table-cell>
          <table:table-cell table:formula="of:=[.$A$2]/[.P2]" office:value-type="float" office:value="3.6331387366863" calcext:value-type="float">
            <text:p>3.6331387366863</text:p>
          </table:table-cell>
        </table:table-row>
        <table:table-row table:style-name="ro1">
          <table:table-cell table:formula="of:=[.A3]/[.A1]" office:value-type="float" office:value="1" calcext:value-type="float">
            <text:p>1</text:p>
          </table:table-cell>
          <table:table-cell table:formula="of:=[.B3]/[.B1]" office:value-type="float" office:value="1.0146793134598" calcext:value-type="float">
            <text:p>1.0146793134598</text:p>
          </table:table-cell>
          <table:table-cell table:formula="of:=[.C3]/[.C1]" office:value-type="float" office:value="0.885542862994465" calcext:value-type="float">
            <text:p>0.885542862994465</text:p>
          </table:table-cell>
          <table:table-cell table:formula="of:=[.D3]/[.D1]" office:value-type="float" office:value="0.971565406897485" calcext:value-type="float">
            <text:p>0.971565406897485</text:p>
          </table:table-cell>
          <table:table-cell table:formula="of:=[.E3]/[.E1]" office:value-type="float" office:value="0.894102276807538" calcext:value-type="float">
            <text:p>0.894102276807538</text:p>
          </table:table-cell>
          <table:table-cell table:formula="of:=[.F3]/[.F1]" office:value-type="float" office:value="0.80023448165847" calcext:value-type="float">
            <text:p>0.80023448165847</text:p>
          </table:table-cell>
          <table:table-cell table:formula="of:=[.G3]/[.G1]" office:value-type="float" office:value="0.46310039167182" calcext:value-type="float">
            <text:p>0.46310039167182</text:p>
          </table:table-cell>
          <table:table-cell table:formula="of:=[.H3]/[.H1]" office:value-type="float" office:value="0.4551921657208" calcext:value-type="float">
            <text:p>0.4551921657208</text:p>
          </table:table-cell>
          <table:table-cell table:formula="of:=[.I3]/[.I1]" office:value-type="float" office:value="0.45035922531711" calcext:value-type="float">
            <text:p>0.45035922531711</text:p>
          </table:table-cell>
          <table:table-cell table:formula="of:=[.J3]/[.J1]" office:value-type="float" office:value="0.435077688685302" calcext:value-type="float">
            <text:p>0.435077688685302</text:p>
          </table:table-cell>
          <table:table-cell table:formula="of:=[.K3]/[.K1]" office:value-type="float" office:value="0.414537431680289" calcext:value-type="float">
            <text:p>0.414537431680289</text:p>
          </table:table-cell>
          <table:table-cell table:formula="of:=[.L3]/[.L1]" office:value-type="float" office:value="0.392768340452186" calcext:value-type="float">
            <text:p>0.392768340452186</text:p>
          </table:table-cell>
          <table:table-cell table:formula="of:=[.M3]/[.M1]" office:value-type="float" office:value="0.281220231125862" calcext:value-type="float">
            <text:p>0.281220231125862</text:p>
          </table:table-cell>
          <table:table-cell table:formula="of:=[.N3]/[.N1]" office:value-type="float" office:value="0.246223750314216" calcext:value-type="float">
            <text:p>0.246223750314216</text:p>
          </table:table-cell>
          <table:table-cell table:formula="of:=[.O3]/[.O1]" office:value-type="float" office:value="0.232806449886935" calcext:value-type="float">
            <text:p>0.232806449886935</text:p>
          </table:table-cell>
          <table:table-cell table:formula="of:=[.P3]/[.P1]" office:value-type="float" office:value="0.227071171042894" calcext:value-type="float">
            <text:p>0.227071171042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05:13:36.584397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05:29.797569183</meta:creation-date>
    <dc:date>2023-12-19T05:15:59.285569134</dc:date>
    <meta:editing-duration>PT1H47M38S</meta:editing-duration>
    <meta:editing-cycles>28</meta:editing-cycles>
    <meta:generator>LibreOffice/7.6.4.1$Linux_X86_64 LibreOffice_project/60$Build-1</meta:generator>
    <meta:document-statistic meta:table-count="1" meta:cell-count="64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68cm" svg:height="6.295cm" xlink:href=".." xlink:type="simple" chart:class="chart:line" chart:style-name="ch1">
        <chart:plot-area chart:style-name="ch2" table:cell-range-address="Sheet1.A2:Sheet1.P2" chart:data-source-has-labels="row" svg:x="1.688cm" svg:y="0.125cm" svg:width="31.503cm" svg:height="5.064cm">
          <chart:coordinate-region svg:x="2.309cm" svg:y="0.324cm" svg:width="30.695cm" svg:height="4.218cm"/>
          <chart:axis chart:dimension="x" chart:name="primary-x" chart:style-name="ch3">
            <chart:title svg:x="16.853cm" svg:y="5.314cm" chart:style-name="ch4">
              <text:p>Потоки</text:p>
            </chart:title>
          </chart:axis>
          <chart:axis chart:dimension="y" chart:name="primary-y" chart:style-name="ch3">
            <chart:title svg:x="0.451cm" svg:y="3.191cm" chart:style-name="ch5">
              <text:p>Время</text:p>
            </chart:title>
            <chart:grid chart:style-name="ch6" chart:class="major"/>
          </chart:axis>
          <chart:series chart:style-name="ch7" chart:values-cell-range-address="Sheet1.A2:Sheet1.P2" loext:label-string="time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6678">
                <text:p>20.6678</text:p>
                <draw:g>
                  <svg:desc>Sheet1.A2:Sheet1.P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844">
                <text:p>10.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7971">
                <text:p>7.77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1817">
                <text:p>5.3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2314">
                <text:p>4.62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453">
                <text:p>4.30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756">
                <text:p>6.3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7557">
                <text:p>5.67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9909">
                <text:p>5.09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037">
                <text:p>4.75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25">
                <text:p>4.5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507">
                <text:p>4.38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9565">
                <text:p>5.99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1845">
                <text:p>5.91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8869">
                <text:p>5.688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7bc65" draw:fill-color="#77bc65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dash" draw:stroke-dash="Dot_20__28_Rounded_29_" svg:stroke-color="#808080" svg:stroke-linecap="roun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95cm" svg:height="6.693cm" xlink:href=".." xlink:type="simple" chart:class="chart:line" chart:style-name="ch1">
        <chart:plot-area chart:style-name="ch2" table:cell-range-address="Sheet1.A3:Sheet1.P3" chart:data-source-has-labels="row" svg:x="1.688cm" svg:y="0.133cm" svg:width="31.53cm" svg:height="5.446cm">
          <chart:coordinate-region svg:x="2.124cm" svg:y="0.332cm" svg:width="30.907cm" svg:height="4.6cm"/>
          <chart:axis chart:dimension="x" chart:name="primary-x" chart:style-name="ch3">
            <chart:title svg:x="16.867cm" svg:y="5.712cm" chart:style-name="ch4">
              <text:p>Потоки</text:p>
            </chart:title>
          </chart:axis>
          <chart:axis chart:dimension="y" chart:name="primary-y" chart:style-name="ch3">
            <chart:title svg:x="0.451cm" svg:y="3.72cm" chart:style-name="ch5">
              <text:p>Ускорение</text:p>
            </chart:title>
            <chart:grid chart:style-name="ch6" chart:class="major"/>
          </chart:axis>
          <chart:series chart:style-name="ch7" chart:values-cell-range-address="Sheet1.A3:Sheet1.P3" loext:label-string="ускорение" chart:class="chart:line">
            <chart:data-point chart:repeated="4"/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коре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93586269196">
                <text:p>2.029358626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5662858898339">
                <text:p>2.65662858898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8626162758994">
                <text:p>3.8862616275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7051138403769">
                <text:p>4.47051138403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0140688995082">
                <text:p>4.80140688995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4170274170274">
                <text:p>3.24170274170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415373257664">
                <text:p>3.6415373257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323302785399">
                <text:p>4.05323302785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5077688685302">
                <text:p>4.35077688685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5991174848318">
                <text:p>4.55991174848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1322008542623">
                <text:p>4.71322008542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5586300463621">
                <text:p>3.65586300463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4713250439902">
                <text:p>3.44713250439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9209674830403">
                <text:p>3.4920967483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331387366863">
                <text:p>3.63313873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95cm" svg:height="6.878cm" xlink:href=".." xlink:type="simple" chart:class="chart:line" chart:style-name="ch1">
        <chart:plot-area chart:style-name="ch2" table:cell-range-address="Sheet1.A4:Sheet1.P4" svg:x="1.688cm" svg:y="0.137cm" svg:width="31.53cm" svg:height="5.623cm">
          <chart:coordinate-region svg:x="2.415cm" svg:y="0.337cm" svg:width="30.617cm" svg:height="4.776cm"/>
          <chart:axis chart:dimension="x" chart:name="primary-x" chart:style-name="ch3">
            <chart:title svg:x="16.867cm" svg:y="5.897cm" chart:style-name="ch4">
              <text:p>Потоки</text:p>
            </chart:title>
          </chart:axis>
          <chart:axis chart:dimension="y" chart:name="primary-y" chart:style-name="ch3">
            <chart:title svg:x="0.451cm" svg:y="4.196cm" chart:style-name="ch5">
              <text:p>Эффективность</text:p>
            </chart:title>
            <chart:grid chart:style-name="ch6" chart:class="major"/>
          </chart:axis>
          <chart:series chart:style-name="ch7" chart:values-cell-range-address="Sheet1.A4:Sheet1.P4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4:Sheet1.P4</svg:desc>
                </draw:g>
              </table:table-cell>
              <table:table-cell office:value-type="float" office:value="1.0146793134598">
                <text:p>1.0146793134598</text:p>
              </table:table-cell>
              <table:table-cell office:value-type="float" office:value="0.885542862994465">
                <text:p>0.885542862994465</text:p>
              </table:table-cell>
              <table:table-cell office:value-type="float" office:value="0.971565406897485">
                <text:p>0.971565406897485</text:p>
              </table:table-cell>
              <table:table-cell office:value-type="float" office:value="0.894102276807538">
                <text:p>0.894102276807538</text:p>
              </table:table-cell>
              <table:table-cell office:value-type="float" office:value="0.80023448165847">
                <text:p>0.80023448165847</text:p>
              </table:table-cell>
              <table:table-cell office:value-type="float" office:value="0.46310039167182">
                <text:p>0.46310039167182</text:p>
              </table:table-cell>
              <table:table-cell office:value-type="float" office:value="0.4551921657208">
                <text:p>0.4551921657208</text:p>
              </table:table-cell>
              <table:table-cell office:value-type="float" office:value="0.45035922531711">
                <text:p>0.45035922531711</text:p>
              </table:table-cell>
              <table:table-cell office:value-type="float" office:value="0.435077688685302">
                <text:p>0.435077688685302</text:p>
              </table:table-cell>
              <table:table-cell office:value-type="float" office:value="0.414537431680289">
                <text:p>0.414537431680289</text:p>
              </table:table-cell>
              <table:table-cell office:value-type="float" office:value="0.392768340452186">
                <text:p>0.392768340452186</text:p>
              </table:table-cell>
              <table:table-cell office:value-type="float" office:value="0.281220231125862">
                <text:p>0.281220231125862</text:p>
              </table:table-cell>
              <table:table-cell office:value-type="float" office:value="0.246223750314216">
                <text:p>0.246223750314216</text:p>
              </table:table-cell>
              <table:table-cell office:value-type="float" office:value="0.232806449886935">
                <text:p>0.232806449886935</text:p>
              </table:table-cell>
              <table:table-cell office:value-type="float" office:value="0.227071171042894">
                <text:p>0.2270711710428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